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Inter" fo:font-size="12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7"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1"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2"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3"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4"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5"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0"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1"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2"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3"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4"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5"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26" style:family="paragraph" style:parent-style-name="Text_20_body">
      <style:paragraph-properties fo:margin-left="0cm" fo:margin-right="0cm" fo:margin-top="0.265cm" fo:margin-bottom="0cm" fo:text-indent="0cm" style:auto-text-indent="false" fo:padding="0cm" fo:border="none"/>
      <style:text-properties style:font-name="Inter" fo:font-size="10.5pt"/>
    </style:style>
    <style:style style:name="P27"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8"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9"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30"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31" style:family="paragraph" style:parent-style-name="Text_20_body" style:list-style-name="L6">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32" style:family="paragraph" style:parent-style-name="Text_20_body" style:list-style-name="L7">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33" style:family="paragraph" style:parent-style-name="Text_20_body" style:list-style-name="L8">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34" style:family="paragraph" style:parent-style-name="Text_20_body" style:list-style-name="L10">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T1" style:family="text">
      <style:text-properties style:font-name="Inter" fo:font-size="10.5pt" fo:letter-spacing="normal" fo:font-weight="normal"/>
    </style:style>
    <style:style style:name="T2"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Score: 26.67/30</text:p>
      <text:section text:style-name="Sect1" text:name="2245">
        <text:p text:style-name="P3">1)</text:p>
        <text:p text:style-name="P4"><text:span text:style-name="Strong_20_Emphasis"><text:span text:style-name="T1">What are the stages of malware analysis?</text:span></text:span></text:p>
        <text:list xml:id="list184080042532346029" text:style-name="L1">
          <text:list-item>
            <text:p text:style-name="P6">Static properties analysis, manual code reversing, interactive behavior analysis, and fully automated hybrid analysis</text:p>
            <text:p text:style-name="P27">Comments: Stages 2 to 4 are also known as static analysis, dynamic analysis, and reverse engineering.</text:p>
          </text:list-item>
          <text:list-item>
            <text:p text:style-name="P16">Fully automated analysis, static properties analysis, interactive behavior analysis, and manual code reversing</text:p>
          </text:list-item>
          <text:list-item>
            <text:p text:style-name="P6">Automatic static analysis, static behavior analysis, interactive analysis, and manual code reversing</text:p>
          </text:list-item>
        </text:list>
        <text:p text:style-name="P25">Score: 0.00</text:p>
        <text:p text:style-name="P26">Correct answer(s):</text:p>
        <text:list xml:id="list1778661503845045086" text:style-name="L2">
          <text:list-item>
            <text:p text:style-name="P7">Static properties analysis, manual code reversing, interactive behavior analysis, and fully automated hybrid analysis</text:p>
          </text:list-item>
          <text:list-item>
            <text:p text:style-name="P7">Fully automated analysis, static properties analysis, interactive behavior analysis, and manual code reversing</text:p>
          </text:list-item>
          <text:list-item>
            <text:p text:style-name="P7">Automatic static analysis, static behavior analysis, interactive analysis, and manual code reversing</text:p>
          </text:list-item>
        </text:list>
      </text:section>
      <text:section text:style-name="Sect1" text:name="2246">
        <text:p text:style-name="P3">2)</text:p>
        <text:p text:style-name="P4"><text:span text:style-name="Strong_20_Emphasis"><text:span text:style-name="T1">What is the difference between static analysis and dynamic analysis?</text:span></text:span></text:p>
        <text:list xml:id="list7979526111227294276" text:style-name="L3">
          <text:list-item>
            <text:p text:style-name="P8">Static analysis is done while malware is running, while dynamic analysis is evaluating a malware by examining its code without executing it</text:p>
          </text:list-item>
          <text:list-item>
            <text:p text:style-name="P17">Static analysis is evaluating malware by examining its code without executing it, while dynamic analysis is done while the malware is running</text:p>
            <text:p text:style-name="P28">Comments: Static analysis involves examining the code itself, which can involve looking for ASCII text, debugging and disassembling the code, and full reverse engineering. Dynamic analysis, also known as behavioral analysis, is the practice of executing malicious code in a sandboxed environment, tracking file and operating system changes, and analyzing and logging the behavior for later analysis.</text:p>
          </text:list-item>
          <text:list-item>
            <text:p text:style-name="P8">Static analysis is evaluating malware using a machine without internet access, while dynamic analysis is done using a machine with internet access</text:p>
          </text:list-item>
        </text:list>
        <text:p text:style-name="P25">Score: 3.33</text:p>
      </text:section>
      <text:section text:style-name="Sect1" text:name="2247">
        <text:p text:style-name="P3">3)</text:p>
        <text:p text:style-name="P4"><text:span text:style-name="Strong_20_Emphasis"><text:span text:style-name="T1">What is malware obfuscation?</text:span></text:span></text:p>
        <text:list xml:id="list8832649999741418935" text:style-name="L4">
          <text:list-item>
            <text:p text:style-name="P9">Including unnecessary functions in malware code to make it more difficult to understand and analyze its functionality</text:p>
          </text:list-item>
          <text:list-item>
            <text:p text:style-name="P18">Concealing malware code by making the executable code difficult to read and understand</text:p>
            <text:p text:style-name="P29">Comments: In computing, obfuscation is a technique used to conceal a program’s original code by making the executable code difficult to read and understand while preserving its functionality. Almost all malware uses obfuscation. The objective of obfuscation is to bypass static code and evade detection by examiners</text:p>
          </text:list-item>
          <text:list-item>
            <text:p text:style-name="P9">Including a legitimate file along with malware to make it more difficult to detect and analyze its <text:soft-page-break/>functionality</text:p>
          </text:list-item>
          <text:list-item>
            <text:p text:style-name="P9">Compiling malware into machine language to make it more difficult to read and understand</text:p>
          </text:list-item>
        </text:list>
        <text:p text:style-name="P25">Score: 3.33</text:p>
      </text:section>
      <text:section text:style-name="Sect1" text:name="2248">
        <text:p text:style-name="P3">4)</text:p>
        <text:p text:style-name="P4"><text:span text:style-name="Strong_20_Emphasis"><text:span text:style-name="T1">Which of the following tools is used to handle packed and obfuscated malware?</text:span></text:span></text:p>
        <text:list xml:id="list3359519152591746854" text:style-name="L5">
          <text:list-item>
            <text:p text:style-name="P10">PeStudio</text:p>
          </text:list-item>
          <text:list-item>
            <text:p text:style-name="P10">Dependency Walker</text:p>
          </text:list-item>
          <text:list-item>
            <text:p text:style-name="P10">Strings</text:p>
          </text:list-item>
          <text:list-item>
            <text:p text:style-name="P19">Exeinfo PE</text:p>
            <text:p text:style-name="P30">Comments: Exeinfo PE can help identify whether or not malware is packed with known packers. Detecting whether a malware sample is packed can provide a lot of information about the next move in the investigation.</text:p>
          </text:list-item>
        </text:list>
        <text:p text:style-name="P25">Score: 3.33</text:p>
      </text:section>
      <text:section text:style-name="Sect1" text:name="2249">
        <text:p text:style-name="P3">5)</text:p>
        <text:p text:style-name="P4"><text:span text:style-name="Strong_20_Emphasis"><text:span text:style-name="T1">Which tool is used to identify the process performing a certain operation?</text:span></text:span></text:p>
        <text:list xml:id="list6444317496594677653" text:style-name="L6">
          <text:list-item>
            <text:p text:style-name="P20">Process Monitor</text:p>
            <text:p text:style-name="P31">Comments: Process Monitor is used to monitor and capture the Windows file system, registry, and process activity in real time. This tool allows data filtering for more precise results, including filtering by operations.</text:p>
          </text:list-item>
          <text:list-item>
            <text:p text:style-name="P11">Process Explorer</text:p>
          </text:list-item>
          <text:list-item>
            <text:p text:style-name="P11">ProcDOT</text:p>
          </text:list-item>
          <text:list-item>
            <text:p text:style-name="P11">PeStudio</text:p>
          </text:list-item>
        </text:list>
        <text:p text:style-name="P25">Score: 3.33</text:p>
      </text:section>
      <text:section text:style-name="Sect1" text:name="2250">
        <text:p text:style-name="P3">6)</text:p>
        <text:p text:style-name="P4"><text:span text:style-name="Strong_20_Emphasis"><text:span text:style-name="T1">Why is the post-incident activity stage important?</text:span></text:span></text:p>
        <text:list xml:id="list679876454618461192" text:style-name="L7">
          <text:list-item>
            <text:p text:style-name="P12">Completion of this stage demonstrates an organization’s ability to respond quickly to and prevent incidents</text:p>
          </text:list-item>
          <text:list-item>
            <text:p text:style-name="P12">Completion of this stage ensures that an incident of this sort won’t occur again</text:p>
          </text:list-item>
          <text:list-item>
            <text:p text:style-name="P21">Completion of this stage will enable future incidents to be mitigated more easily, efficiently, and quickly</text:p>
            <text:p text:style-name="P32">Comments: This stage can provide input for the preparation stage, improve a system’s defenses, and help analysts better anticipate future attacks on the system. This crucial stage is where incident-handling knowledge is updated.</text:p>
          </text:list-item>
        </text:list>
        <text:p text:style-name="P25">Score: 3.33</text:p>
      </text:section>
      <text:section text:style-name="Sect1" text:name="2251">
        <text:p text:style-name="P3">7)</text:p>
        <text:p text:style-name="P4"><text:span text:style-name="Strong_20_Emphasis"><text:span text:style-name="T1">How can threat hunters identify malicious uses of PsExec?</text:span></text:span></text:p>
        <text:list xml:id="list2745099504114883596" text:style-name="L8">
          <text:list-item>
            <text:p text:style-name="P13">Named pipes</text:p>
          </text:list-item>
          <text:list-item>
            <text:p text:style-name="P13">Binary metadata</text:p>
          </text:list-item>
          <text:list-item>
            <text:p text:style-name="P13">Windows registry artifacts</text:p>
          </text:list-item>
          <text:list-item>
            <text:p text:style-name="P22"><text:soft-page-break/>All the above</text:p>
            <text:p text:style-name="P33">Comments: A threat hunter will look for all these options. They will look for renamed version of PsExec using named pipes, they will look for internal names in the metadata, and they will look for administrator acceptance of the use of PsExec in a Windows registry key.</text:p>
          </text:list-item>
        </text:list>
        <text:p text:style-name="P25">Score: 3.34</text:p>
      </text:section>
      <text:section text:style-name="Sect1" text:name="2252">
        <text:p text:style-name="P3">8)</text:p>
        <text:p text:style-name="P4"><text:span text:style-name="Strong_20_Emphasis"><text:span text:style-name="T1">Which of the following are technical indicators collected by static analysis?</text:span></text:span></text:p>
        <text:p text:style-name="P5">You can select more than one answer</text:p>
        <text:list xml:id="list397958659812067149" text:style-name="L9">
          <text:list-item>
            <text:p text:style-name="P14">File behavior</text:p>
          </text:list-item>
          <text:list-item>
            <text:p text:style-name="P23">File types</text:p>
          </text:list-item>
          <text:list-item>
            <text:p text:style-name="P14">Visual data</text:p>
          </text:list-item>
          <text:list-item>
            <text:p text:style-name="P23">File sizes</text:p>
          </text:list-item>
          <text:list-item>
            <text:p text:style-name="P23">MD5 checksums or hashes</text:p>
          </text:list-item>
          <text:list-item>
            <text:p text:style-name="P23">File names</text:p>
          </text:list-item>
        </text:list>
        <text:p text:style-name="P25">Score: 3.34</text:p>
      </text:section>
      <text:section text:style-name="Sect1" text:name="2253">
        <text:p text:style-name="P3">9)</text:p>
        <text:p text:style-name="P4"><text:span text:style-name="Strong_20_Emphasis"><text:span text:style-name="T1">Which of the following tools does not display information stored in PE headers and sections?</text:span></text:span></text:p>
        <text:list xml:id="list6892524252020885114" text:style-name="L10">
          <text:list-item>
            <text:p text:style-name="P24">Dependency Walker</text:p>
            <text:p text:style-name="P34">Comments: Dependency Walker scans the file and shows the libraries and imported functions. It also displays the dependencies of the file which will result in a minimum set of required files, and detailed information about those files including the file path, version number, machine type, debug information, etc.</text:p>
          </text:list-item>
          <text:list-item>
            <text:p text:style-name="P15">PeStudio</text:p>
          </text:list-item>
          <text:list-item>
            <text:p text:style-name="P15">Exeinfo PE</text:p>
          </text:list-item>
          <text:list-item>
            <text:p text:style-name="P15">FileAlyzer</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997cm" fo:margin-left="1.085cm" fo:margin-right="1.36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2S</meta:editing-duration>
    <meta:editing-cycles>3</meta:editing-cycles>
    <meta:generator>OpenOffice/4.1.14$Win32 OpenOffice.org_project/4114m1$Build-9811</meta:generator>
    <dc:date>2024-01-11T11:05:49.80</dc:date>
    <meta:document-statistic meta:table-count="0" meta:image-count="0" meta:object-count="0" meta:page-count="3" meta:paragraph-count="75" meta:word-count="780" meta:character-count="4895"/>
    <dc:creator>kaos sevdalisi</dc:creator>
    <meta:user-defined meta:name="Info 1"/>
    <meta:user-defined meta:name="Info 2"/>
    <meta:user-defined meta:name="Info 3"/>
    <meta:user-defined meta:name="Info 4"/>
  </office:meta>
</office:document-meta>
</file>